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a8c" officeooo:paragraph-rsid="0004da8c"/>
    </style:style>
    <style:style style:name="P2" style:family="paragraph" style:parent-style-name="Standard">
      <style:paragraph-properties fo:margin-top="0cm" fo:margin-bottom="0.199cm" style:contextual-spacing="false"/>
      <style:text-properties officeooo:rsid="0004da8c" officeooo:paragraph-rsid="0004da8c"/>
    </style:style>
    <style:style style:name="P3" style:family="paragraph" style:parent-style-name="Standard">
      <style:paragraph-properties fo:margin-top="0cm" fo:margin-bottom="0.199cm" style:contextual-spacing="false"/>
      <style:text-properties officeooo:paragraph-rsid="0004da8c"/>
    </style:style>
    <style:style style:name="T1" style:family="text">
      <style:text-properties officeooo:rsid="0004da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é Sami Salim</text:p>
      <text:p text:style-name="P1">hallo@textpolieren.eu</text:p>
      <text:p text:style-name="P1"/>
      <text:p text:style-name="P1">Betreuung von Texten</text:p>
      <text:p text:style-name="P1">/ Lektorat / Korrektorat / Faktenchecks /</text:p>
      <text:p text:style-name="P1"/>
      <text:p text:style-name="P1"/>
      <text:p text:style-name="P1">Referenzen (Auszug):</text:p>
      <text:p text:style-name="P1"/>
      <text:p text:style-name="P2">Brandmayr, Michael; Kanter, Heike; Köffler, Nadja (Hrsg.) (2021): Bilder, soziale Medien und das Politische. Bielefeld: transcript.</text:p>
      <text:p text:style-name="P2">Vassilieva, Ekaterina (2020): Literarische und politische Autorschaft im heutigen Russland. Berlin: Mathes &amp; Seitz.</text:p>
      <text:p text:style-name="P2">Schreiber, Maria (2018): Digitale Bildpraktiken: Handlungsdimensionen visueller vernetzter Kommunikation. Veröffentlichte Dissertation. Wiesbaden: Springer.</text:p>
      <text:p text:style-name="P2">Przyborski, Aglaja (2017): Bildkommunikation. Qualitative Bild- und Medienforschung. Oldenbourg: De Gruyter.</text:p>
      <text:p text:style-name="P2">Przyborski, Aglaja; Wohlrab-Sahr, Monika (2014): Qualitative Sozialforschung. Ein Arbeitsbuch. 4. Auflage. München. Oldenbourg.</text:p>
      <text:p text:style-name="P2"/>
      <text:p text:style-name="P2">Bio: <text:s text:c="10"/></text:p>
      <text:p text:style-name="P2">Schulen und Matura in Wien</text:p>
      <text:p text:style-name="P3"><text:span text:style-name="T1">Magister Angewandte Sprachwissenschaft 2013</text:span></text:p>
      <text:p text:style-name="P2">Linguistische Transkription und Lektorate/Korrektorate seit 20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3-12T08:28:08.504000000</dc:date>
    <meta:editing-duration>PT19H47M34S</meta:editing-duration>
    <meta:editing-cycles>4</meta:editing-cycles>
    <dc:creator>Rene Salim</dc:creator>
    <meta:document-statistic meta:table-count="0" meta:image-count="0" meta:object-count="0" meta:page-count="1" meta:paragraph-count="14" meta:word-count="99" meta:character-count="902" meta:non-whitespace-character-count="806"/>
  </office:meta>
</office:document-meta>
</file>